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9.508cm" style:use-optimal-column-width="false"/>
    </style:style>
    <style:style style:name="co2" style:family="table-column">
      <style:table-column-properties style:column-width="15.692cm" style:use-optimal-column-width="false"/>
    </style:style>
    <style:style style:name="co3" style:family="table-column">
      <style:table-column-properties style:column-width="11.798cm" style:use-optimal-column-width="false"/>
    </style:style>
    <style:style style:name="co4" style:family="table-column">
      <style:table-column-properties style:column-width="11.802cm" style:use-optimal-column-width="false"/>
    </style:style>
    <style:style style:name="co5" style:family="table-column">
      <style:table-column-properties style:column-width="13.568cm" style:use-optimal-column-width="false"/>
    </style:style>
    <style:style style:name="co6" style:family="table-column">
      <style:table-column-properties style:column-width="10.032cm" style:use-optimal-column-width="false"/>
    </style:style>
    <style:style style:name="ro1" style:family="table-row">
      <style:table-row-properties style:row-height="3.484cm"/>
    </style:style>
    <style:style style:name="ro2" style:family="table-row">
      <style:table-row-properties style:row-height="9.6cm"/>
    </style:style>
    <style:style style:name="ro3" style:family="table-row">
      <style:table-row-properties style:row-height="6.991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elements</text:p>
              </text:list-item>
              <text:list-item>
                <text:p>Il peut etre indéxé ou associatif.</text:p>
                <text:p>Ex :</text:p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 text:style-name="P6"><text:span text:style-name="T5">pour $i de 1 a $n</text:span></text:p>
                            <text:p text:style-name="P6"><text:span text:style-name="T5"><text:s text:c="4"/></text:span><text:span text:style-name="T5">si $i est pair</text:span></text:p>
                            <text:p text:style-name="P6"><text:span text:style-name="T5"><text:s text:c="8"/></text:span><text:span text:style-name="T5">afficher $i</text:span></text:p>
                            <text:p text:style-name="P6"><text:span text:style-name="T5"><text:s text:c="4"/></text:span><text:span text:style-name="T5">fin si</text:span></text:p>
                            <text:p text:style-name="P6"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6">for($i=1;$i&lt;=10;$i++) {</text:p>
                <text:p text:style-name="P6"><text:s text:c="4"/>if($i %2 == 0) {</text:p>
                <text:p text:style-name="P6"><text:s text:c="8"/>echo "$i"; <text:s text:c="7"/></text:p>
                <text:p text:style-name="P6"><text:s text:c="4"/>} <text:s text:c="3"/></text:p>
                <text:p text:style-name="P6"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list text:style-name="L3">
                  <text:list-item>
                    <text:list>
                      <text:list-item>
                        <text:list>
                          <text:list-header>
                            <text:p text:style-name="P7"><text:span text:style-name="T6">tant que <text:s/>$i inferieur à $n</text:span></text:p>
                            <text:p text:style-name="P7"><text:span text:style-name="T6"><text:s text:c="4"/></text:span><text:span text:style-name="T6">si $i est pair</text:span></text:p>
                            <text:p text:style-name="P7"><text:span text:style-name="T6"><text:s text:c="8"/></text:span><text:span text:style-name="T6">afficher $i</text:span></text:p>
                            <text:p text:style-name="P7"><text:span text:style-name="T6"><text:s text:c="4"/></text:span><text:span text:style-name="T6">fin si</text:span></text:p>
                            <text:p text:style-name="P7"><text:span text:style-name="T6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7"><text:span text:style-name="T6">$i = 1 ;</text:span></text:p>
                <text:p text:style-name="P7"><text:span text:style-name="T6">while($i&lt;=10) {</text:span></text:p>
                <text:p text:style-name="P7"><text:span text:style-name="T6"><text:s text:c="4"/></text:span><text:span text:style-name="T6">if($i %2 == 0) {</text:span></text:p>
                <text:p text:style-name="P7"><text:span text:style-name="T6"><text:s text:c="8"/></text:span><text:span text:style-name="T6">echo "$i"; <text:s text:c="7"/></text:span></text:p>
                <text:p text:style-name="P7"><text:span text:style-name="T6"><text:s text:c="4"/></text:span><text:span text:style-name="T6">} <text:s text:c="3"/></text:span></text:p>
                <text:p text:style-name="P7"><text:span text:style-name="T6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ssour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ttps://www.php-fig.org/psr/psr-2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3T12:18:36.621198056</dc:date>
    <meta:editing-duration>P1DT11H33M8S</meta:editing-duration>
    <meta:editing-cycles>57</meta:editing-cycles>
    <meta:generator>LibreOffice/5.1.6.2$Linux_x86 LibreOffice_project/10m0$Build-2</meta:generator>
    <meta:document-statistic meta:object-count="110"/>
  </office:meta>
</office:document-meta>
</file>